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5-11-0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5-07-2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5-04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5-03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5-01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4-10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4-08-02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4-05-0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4-04-0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4-02-0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3-10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3-07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3-06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3-06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3-04-2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3-02-2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11-14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8-1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8-0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6-0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5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3-0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3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2-16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2-01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1-11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1-08-0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1-05-1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0-08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20-05-0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12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11-0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08-0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06-2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05-0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02-2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9-01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8-11-0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8-08-1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8-05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8-01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7-10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7-07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7-05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7-02-0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6-11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6-08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6-05-1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6-02-1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12-0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11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08-1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05-0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5-02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4-11-1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4-08-1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4-05-0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4-02-1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3-10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3-08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3-04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3-01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2-11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2-08-0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2-05-0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2-02-0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1-10-3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1-08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1-05-0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1-02-0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0-11-0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0-08-04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0-06-1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10-02-0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9-11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9-08-0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9-05-0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9-02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8-11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8-08-0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8-05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8-01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7-11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7-08-1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7-05-2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7-02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6-10-3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6-08-1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6-05-24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6-02-0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5-11-01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5-08-10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5-05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5-02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4-11-0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4-08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4-05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4-02-1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2-05-0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1-05-0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200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99-04-1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8B10</text:p>
          </table:table-cell>
          <table:table-cell office:value-type="string" calcext:value-type="string">
            <text:p>Lake Waccamaw</text:p>
          </table:table-cell>
          <table:table-cell office:value-type="string" calcext:value-type="string">
            <text:p>197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2" meta:object-count="0"/>
    <meta:user-defined meta:name="AppVersion">3.0</meta:user-defined>
  </office:meta>
</office:document-meta>
</file>